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d002c" officeooo:paragraph-rsid="001d002c" style:font-size-asian="8.75pt" style:font-size-complex="10pt"/>
    </style:style>
    <style:style style:name="P2" style:family="paragraph" style:parent-style-name="Standard">
      <style:text-properties fo:font-size="10pt" officeooo:rsid="001efa80" officeooo:paragraph-rsid="001efa80" style:font-size-asian="8.75pt" style:font-size-complex="10pt"/>
    </style:style>
    <style:style style:name="P3" style:family="paragraph" style:parent-style-name="Standard">
      <style:text-properties fo:font-size="10pt" officeooo:rsid="002159f4" officeooo:paragraph-rsid="002159f4" style:font-size-asian="8.75pt" style:font-size-complex="10pt"/>
    </style:style>
    <style:style style:name="P4" style:family="paragraph" style:parent-style-name="Standard" style:list-style-name="L1">
      <style:text-properties fo:font-size="10pt" officeooo:rsid="001d002c" officeooo:paragraph-rsid="001d002c" style:font-size-asian="8.75pt" style:font-size-complex="10pt"/>
    </style:style>
    <style:style style:name="P5" style:family="paragraph" style:parent-style-name="Standard" style:list-style-name="L2">
      <style:text-properties fo:font-size="10pt" officeooo:rsid="001d002c" officeooo:paragraph-rsid="001d002c" style:font-size-asian="8.75pt" style:font-size-complex="10pt"/>
    </style:style>
    <style:style style:name="P6" style:family="paragraph" style:parent-style-name="Standard" style:list-style-name="L2">
      <style:text-properties fo:font-size="10pt" officeooo:rsid="001fea9a" officeooo:paragraph-rsid="001fea9a" style:font-size-asian="8.75pt" style:font-size-complex="10pt"/>
    </style:style>
    <style:style style:name="P7" style:family="paragraph" style:parent-style-name="Standard" style:list-style-name="L2">
      <style:text-properties fo:font-size="10pt" officeooo:rsid="001dcfae" officeooo:paragraph-rsid="001dcfae" style:font-size-asian="8.75pt" style:font-size-complex="10pt"/>
    </style:style>
    <style:style style:name="P8" style:family="paragraph" style:parent-style-name="Standard" style:list-style-name="L2">
      <style:text-properties fo:font-size="10pt" officeooo:rsid="001efa80" officeooo:paragraph-rsid="001efa80" style:font-size-asian="8.75pt" style:font-size-complex="10pt"/>
    </style:style>
    <style:style style:name="P9" style:family="paragraph" style:parent-style-name="Standard" style:list-style-name="L3">
      <style:text-properties fo:font-size="10pt" officeooo:rsid="002159f4" officeooo:paragraph-rsid="002159f4" style:font-size-asian="8.75pt" style:font-size-complex="10pt"/>
    </style:style>
    <style:style style:name="P10" style:family="paragraph" style:parent-style-name="Standard" style:list-style-name="L3">
      <style:text-properties fo:font-size="10pt" officeooo:rsid="002300bd" officeooo:paragraph-rsid="002300bd" style:font-size-asian="8.75pt" style:font-size-complex="10pt"/>
    </style:style>
    <style:style style:name="P11" style:family="paragraph" style:parent-style-name="Standard" style:list-style-name="L2">
      <style:text-properties fo:font-size="10pt" officeooo:rsid="002e40f4" officeooo:paragraph-rsid="002e40f4" style:font-size-asian="8.75pt" style:font-size-complex="10pt"/>
    </style:style>
    <style:style style:name="P12" style:family="paragraph" style:parent-style-name="Standard" style:list-style-name="L1">
      <style:text-properties fo:font-size="10pt" officeooo:rsid="002ff03b" officeooo:paragraph-rsid="002ff03b" style:font-size-asian="8.75pt" style:font-size-complex="10pt"/>
    </style:style>
    <style:style style:name="T1" style:family="text">
      <style:text-properties officeooo:rsid="001dcfae"/>
    </style:style>
    <style:style style:name="T2" style:family="text">
      <style:text-properties officeooo:rsid="001fea9a"/>
    </style:style>
    <style:style style:name="T3" style:family="text">
      <style:text-properties officeooo:rsid="0023496c"/>
    </style:style>
    <style:style style:name="T4" style:family="text">
      <style:text-properties officeooo:rsid="00275553"/>
    </style:style>
    <style:style style:name="T5" style:family="text">
      <style:text-properties officeooo:rsid="0029a759"/>
    </style:style>
    <style:style style:name="T6" style:family="text">
      <style:text-properties officeooo:rsid="0029c33a"/>
    </style:style>
    <style:style style:name="T7" style:family="text">
      <style:text-properties officeooo:rsid="002d86a1"/>
    </style:style>
    <style:style style:name="T8" style:family="text">
      <style:text-properties officeooo:rsid="002e19b6"/>
    </style:style>
    <style:style style:name="T9" style:family="text">
      <style:text-properties officeooo:rsid="0031e974"/>
    </style:style>
    <style:style style:name="T10" style:family="text">
      <style:text-properties officeooo:rsid="00335ba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arding (T)AVL-tree, we need following features:</text:p>
      <text:list xml:id="list1124850825512744607" text:style-name="L1">
        <text:list-item>
          <text:p text:style-name="P4">ascending and descending sorting</text:p>
        </text:list-item>
        <text:list-item>
          <text:p text:style-name="P4">sorting by different values of the same structure <text:span text:style-name="T7">type (i.e., in different trees)</text:span></text:p>
        </text:list-item>
        <text:list-item>
          <text:p text:style-name="P4">storing unique elements only (used block list and free block list both sorted by address)</text:p>
        </text:list-item>
        <text:list-item>
          <text:p text:style-name="P4">find unique elements</text:p>
        </text:list-item>
        <text:list-item>
          <text:p text:style-name="P4">storing equal elements (free block list sorted by size, <text:span text:style-name="T1">then by address</text:span>)</text:p>
        </text:list-item>
        <text:list-item>
          <text:p text:style-name="P4">find non-unique elements (additional comparation, e.g., if elements are equal by size, then find the element with lowest/highest address)</text:p>
          <text:list>
            <text:list-item>
              <text:p text:style-name="P12">there are no non-unique elements actually, just elements that has equal <text:span text:style-name="T10">primary keys</text:span>, so we need to compare secondary (tertiary) keys</text:p>
            </text:list-item>
          </text:list>
        </text:list-item>
        <text:list-item>
          <text:p text:style-name="P4">impreci<text:span text:style-name="T8">s</text:span>e find (closest down and closest up)</text:p>
        </text:list-item>
        <text:list-item>
          <text:p text:style-name="P4">previous and next object selection (to find adjacent blocks) =&gt; TAVL-tree</text:p>
        </text:list-item>
      </text:list>
      <text:p text:style-name="P1"/>
      <text:p text:style-name="P1">So, we need following feature support <text:span text:style-name="T1">mechanisms</text:span>:</text:p>
      <text:list xml:id="list7787722737959403836" text:style-name="L2">
        <text:list-item>
          <text:p text:style-name="P5">insert comparator <text:span text:style-name="T1">for unique elements</text:span></text:p>
        </text:list-item>
        <text:list-item>
          <text:p text:style-name="P5">find comparator <text:span text:style-name="T1">for unique element</text:span></text:p>
        </text:list-item>
        <text:list-item>
          <text:p text:style-name="P6">imprecise find <text:span text:style-name="T1">(i.e., we possibly need move forth and back </text:span>inside<text:span text:style-name="T1"> the tree)</text:span></text:p>
          <text:list>
            <text:list-item>
              <text:p text:style-name="P11">previous of the first less or greater minimum</text:p>
            </text:list-item>
            <text:list-item>
              <text:p text:style-name="P11">previous of the first greater or less maximum</text:p>
            </text:list-item>
          </text:list>
        </text:list-item>
        <text:list-item>
          <text:p text:style-name="P7">insert comparator for non-unique elements (i.e., we possibly need move forth and back <text:span text:style-name="T2">inside</text:span> the tree)</text:p>
        </text:list-item>
        <text:list-item>
          <text:p text:style-name="P7">find comparator for non-unique elements (i.e., we possibly need move forth and back in<text:span text:style-name="T2">side</text:span> the tree)</text:p>
        </text:list-item>
        <text:list-item>
          <text:p text:style-name="P8">get previous object (TAVL)</text:p>
        </text:list-item>
        <text:list-item>
          <text:p text:style-name="P8">get next object (TAVL)</text:p>
        </text:list-item>
      </text:list>
      <text:p text:style-name="P2"/>
      <text:p text:style-name="P3"><text:span text:style-name="T4">So, we have following i</text:span>deas:</text:p>
      <text:list xml:id="list5405337536837647060" text:style-name="L3">
        <text:list-item>
          <text:p text:style-name="P9">comparator with state and with access to <text:span text:style-name="T5">traverser</text:span></text:p>
        </text:list-item>
        <text:list-item>
          <text:p text:style-name="P10">move_(previous/next) for <text:span text:style-name="T6">traverser</text:span></text:p>
        </text:list-item>
        <text:list-item>
          <text:p text:style-name="P10">move_(previous/next)_traversed <text:span text:style-name="T3">for travers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</meta:initial-creator>
    <meta:creation-date>2016-11-23T16:54:27.646131404</meta:creation-date>
    <dc:date>2016-11-24T12:11:58.832565979</dc:date>
    <dc:creator>eisha </dc:creator>
    <meta:editing-duration>PT38M20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237" meta:character-count="1443" meta:non-whitespace-character-count="1251"/>
  </office:meta>
</office:document-meta>
</file>